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text-properties fo:font-size="16pt" fo:font-weight="bold" officeooo:rsid="0006403b" officeooo:paragraph-rsid="0006403b" style:font-size-asian="14pt" style:font-weight-asian="bold" style:font-size-complex="16pt" style:font-weight-complex="bold"/>
    </style:style>
    <style:style style:name="P2" style:family="paragraph" style:parent-style-name="normal">
      <style:text-properties fo:font-size="12pt" fo:font-weight="bold" officeooo:rsid="0006403b" officeooo:paragraph-rsid="0006403b" style:font-size-asian="14pt" style:font-weight-asian="bold" style:font-size-complex="16pt" style:font-weight-complex="bold"/>
    </style:style>
    <style:style style:name="P3" style:family="paragraph" style:parent-style-name="normal">
      <style:text-properties fo:font-size="12pt" fo:font-weight="normal" officeooo:rsid="0006403b" officeooo:paragraph-rsid="0006403b" style:font-size-asian="14pt" style:font-weight-asian="normal" style:font-size-complex="16pt" style:font-weight-complex="normal"/>
    </style:style>
    <style:style style:name="P4" style:family="paragraph" style:parent-style-name="normal" style:master-page-name="Standard">
      <style:paragraph-properties style:page-number="1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re is a difference between unordered_set and unordered_map. </text:p>
      <text:p text:style-name="normal"/>
      <text:p text:style-name="normal">In unordered_set , only key is stored so, here no [ ] operator is allowed. </text:p>
      <text:p text:style-name="normal">In unordered_map, key value are stored, here [ ] operator is provided. </text:p>
      <text:p text:style-name="normal"/>
      <text:p text:style-name="normal"/>
      <text:p text:style-name="P1">Learning: </text:p>
      <text:p text:style-name="P1">Vector: </text:p>
      <text:p text:style-name="P2">To add element in the vector : </text:p>
      <text:p text:style-name="P2"><text:tab/><text:span text:style-name="T1">vector_name.push_back(element)</text:span></text:p>
      <text:p text:style-name="P2">To find size of the vector : </text:p>
      <text:p text:style-name="P3"><text:tab/>vector_name.size();</text:p>
      <text:p text:style-name="P2">To sort a vector : </text:p>
      <text:p text:style-name="P2"><text:tab/><text:span text:style-name="T1">sort(vec.begin(), vec.end());</text:span></text:p>
      <text:p text:style-name="P2"/>
      <text:p text:style-name="P1">String :</text:p>
      <text:p text:style-name="P2">To find length of string : </text:p>
      <text:p text:style-name="P2"><text:tab/>1. <text:span text:style-name="T1">str.length();</text:span></text:p>
      <text:p text:style-name="P2"><text:tab/>2. <text:span text:style-name="T1">str.size();</text:span></text:p>
      <text:p text:style-name="P2">To sort a vector/ string: </text:p>
      <text:p text:style-name="P2"><text:tab/><text:span text:style-name="T1">sort(str.begin(), str.end());</text:span></text:p>
      <text:p text:style-name="P2"><text:span text:style-name="T1"/></text:p>
      <text:p text:style-name="norma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06T23:45:07.039528974</dc:date>
    <meta:editing-duration>PT3M44S</meta:editing-duration>
    <meta:editing-cycles>2</meta:editing-cycles>
    <meta:generator>LibreOffice/7.1.2.2$Linux_X86_64 LibreOffice_project/5751006d328844ba3fa6124ed263bbf122f0788a</meta:generator>
    <meta:document-statistic meta:table-count="0" meta:image-count="0" meta:object-count="0" meta:page-count="1" meta:paragraph-count="17" meta:word-count="79" meta:character-count="510" meta:non-whitespace-character-count="432"/>
  </office:meta>
</office:document-meta>
</file>